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72.35pt"/>
    </style:style>
    <style:style style:name="co3" style:family="table-column">
      <style:table-column-properties fo:break-before="auto" style:column-width="224.11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21.4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nez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,C5,C7,C12,C13</text:p>
          </table:table-cell>
          <table:table-cell office:value-type="string" calcext:value-type="string">
            <text:p>C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0,C14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6,C17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_Smal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_Header_Straight_1x06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5,R6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SW_SPST_EVPB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3A-3302_SOT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_Header_Straight_1x07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P1,TP2,TP3,TP4,TP5,TP6</text:p>
          </table:table-cell>
          <table:table-cell office:value-type="string" calcext:value-type="string">
            <text:p>Pin_Header_Straight_1x01_Pitch1.00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QFP-64_10x10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205RET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,R7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C_Receptacle_Amphenol_12401548E4-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SMD_0805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bottom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AES132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8_bottom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CC508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IC-8_bottom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CC108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IC-8_bottom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SHA204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4,C6,C8,C9,C11</text:p>
          </table:table-cell>
          <table:table-cell office:value-type="string" calcext:value-type="string">
            <text:p>SMD_C_0805_bott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15,C18,C19,C20</text:p>
          </table:table-cell>
          <table:table-cell office:value-type="string" calcext:value-type="string">
            <text:p>SMD_C_0805_bott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u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J1,SJ2,SJ3,SJ4,SJ5,SJ6,SJ7,SJ8</text:p>
          </table:table-cell>
          <table:table-cell office:value-type="string" calcext:value-type="string">
            <text:p>SMD_C_0805_botto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der_jumpe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oled_display128x64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D_128x6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52-8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6" meta:object-count="0"/>
    <meta:generator>LibreOffice/5.1.6.2$Linux_X86_64 LibreOffice_project/10m0$Build-2</meta:generator>
  </office:meta>
</office:document-meta>
</file>